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ime Series Modelling</text:p>
      <text:p text:style-name="Normal"/>
      <text:p text:style-name="Normal">Good intro -<text:s/><text:a xlink:href="https://www.analyticsvidhya.com/blog/2015/12/complete-tutorial-time-series-modeling/" office:target-frame-name="_top" xlink:show="replace"><text:span text:style-name="Hyperlink">https://www.analyticsvidhya.com/blog/2015/12/complete-tutorial-time-series-modeling/</text:span></text:a></text:p>
      <text:p text:style-name="Normal"/>
      <text:p text:style-name="Normal">Forecasting with Time Series Decomposition -<text:s/><text:a xlink:href="https://www.otexts.org/fpp/6/6" office:target-frame-name="_top" xlink:show="replace"><text:span text:style-name="Hyperlink">https://www.otexts.org/fpp/6/6</text:span></text:a></text:p>
      <text:p text:style-name="Normal"><text:a xlink:href="http://www.dummies.com/programming/big-data/data-science/data-science-for-dummies-cheat-sheet/" office:target-frame-name="_top" xlink:show="replace"><text:span text:style-name="Hyperlink">http://www.dummies.com/programming/big-data/data-science/data-science-for-dummies-cheat-sheet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</meta:initial-creator>
    <dc:creator>Tom</dc:creator>
    <meta:creation-date>2017-03-11T08:55:00Z</meta:creation-date>
    <dc:date>2017-03-11T17:49:00Z</dc:date>
    <meta:template xlink:href="Normal.dotm" xlink:type="simple"/>
    <meta:editing-cycles>2</meta:editing-cycles>
    <meta:editing-duration>PT32040S</meta:editing-duration>
    <meta:document-statistic meta:page-count="1" meta:paragraph-count="1" meta:word-count="82" meta:character-count="552" meta:row-count="3" meta:non-whitespace-character-count="471"/>
  </office:meta>
</office:document-meta>
</file>